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style:min-row-height="6.668cm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T1" style:family="text">
      <style:text-properties fo:color="#008080"/>
    </style:style>
    <style:style style:name="T2" style:family="text">
      <style:text-properties fo:color="#00808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3f7f7f"/>
    </style:style>
    <style:style style:name="T4" style:family="text">
      <style:text-properties fo:color="#3f7f7f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color="#181615"/>
    </style:style>
    <style:style style:name="T6" style:family="text">
      <style:text-properties fo:color="#181615"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color="#3f5f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figuration du deployer maven</text:p>
      <text:p text:style-name="P1"/>
      <text:p text:style-name="P1"/>
      <text:p text:style-name="Standard">Ajout un serveur dans le fichier ~/.m2/settings.xml :</text:p>
      <text:p text:style-name="Standard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Table_20_Contents">&lt;settings&gt;</text:p>
            <text:p text:style-name="Table_20_Contents"><text:s text:c="2"/>...</text:p>
            <text:p text:style-name="Table_20_Contents"><text:s text:c="2"/>&lt;servers&gt;</text:p>
            <text:p text:style-name="Table_20_Contents"><text:s text:c="4"/>&lt;server&gt;</text:p>
            <text:p text:style-name="Table_20_Contents"><text:s text:c="6"/>&lt;id&gt;ftp-repository&lt;/id&gt;</text:p>
            <text:p text:style-name="Table_20_Contents"><text:s text:c="6"/>&lt;username&gt;middleware&lt;/username&gt;</text:p>
            <text:p text:style-name="Table_20_Contents"><text:s text:c="6"/>&lt;password&gt;middleware0&lt;/password&gt;</text:p>
            <text:p text:style-name="Table_20_Contents"><text:s text:c="6"/>&lt;filePermissions&gt;664&lt;/filePermissions&gt;</text:p>
            <text:p text:style-name="Table_20_Contents"><text:s text:c="6"/>&lt;directoryPermissions&gt;775&lt;/directoryPermissions&gt;</text:p>
            <text:p text:style-name="Table_20_Contents"><text:s text:c="4"/>&lt;/server&gt;</text:p>
            <text:p text:style-name="Table_20_Contents"><text:s text:c="2"/>&lt;/servers&gt;</text:p>
            <text:p text:style-name="Table_20_Contents"><text:s text:c="2"/>...</text:p>
            <text:p text:style-name="Table_20_Contents">&lt;/settings&gt; </text:p>
          </table:table-cell>
        </table:table-row>
      </table:table>
      <text:p text:style-name="Standard"/>
      <text:p text:style-name="Standard"/>
      <text:p text:style-name="Standard">Ajout des informations de déploiement dans le pom.xml du projet à déployer :</text:p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"><text:span text:style-name="T1"><text:s text:c="6"/>&lt;</text:span><text:span text:style-name="T3">distributionManagement</text:span><text:span text:style-name="T1">&gt;</text:span></text:p>
            <text:p text:style-name="P3"><text:span text:style-name="T5"><text:tab/><text:tab/></text:span><text:span text:style-name="T1">&lt;</text:span><text:span text:style-name="T3">repository</text:span><text:span text:style-name="T1">&gt;</text:span></text:p>
            <text:p text:style-name="P3"><text:span text:style-name="T5"><text:tab/><text:tab/><text:tab/></text:span><text:span text:style-name="T1">&lt;</text:span><text:span text:style-name="T3">id</text:span><text:span text:style-name="T1">&gt;</text:span><text:span text:style-name="T5">ftp-repository</text:span><text:span text:style-name="T1">&lt;/</text:span><text:span text:style-name="T3">id</text:span><text:span text:style-name="T1">&gt;</text:span></text:p>
            <text:p text:style-name="P3"><text:span text:style-name="T5"><text:tab/><text:tab/><text:tab/> <text:s/></text:span><text:span text:style-name="T1">&lt;</text:span><text:span text:style-name="T3">url</text:span><text:span text:style-name="T1">&gt;</text:span><text:span text:style-name="T5">ftp://192.168.1.100/home/middleware/repository/</text:span><text:span text:style-name="T1">&lt;/</text:span><text:span text:style-name="T3">url</text:span><text:span text:style-name="T1">&gt;</text:span><text:span text:style-name="T5"> </text:span></text:p>
            <text:p text:style-name="P3"><text:span text:style-name="T5"><text:tab/><text:tab/></text:span><text:span text:style-name="T1">&lt;/</text:span><text:span text:style-name="T3">repository</text:span><text:span text:style-name="T1">&gt;</text:span></text:p>
            <text:p text:style-name="P3"><text:span text:style-name="T5"><text:tab/></text:span><text:span text:style-name="T1">&lt;/</text:span><text:span text:style-name="T3">distributionManagement</text:span><text:span text:style-name="T1">&gt;</text:span></text:p>
            <text:p text:style-name="P3"/>
            <text:p text:style-name="P3"><text:span text:style-name="T5"><text:tab/></text:span><text:span text:style-name="T1">&lt;</text:span><text:span text:style-name="T3">build</text:span><text:span text:style-name="T1">&gt;</text:span></text:p>
            <text:p text:style-name="P3"><text:span text:style-name="T5"><text:tab/><text:tab/></text:span><text:span text:style-name="T1">&lt;</text:span><text:span text:style-name="T3">extensions</text:span><text:span text:style-name="T1">&gt;</text:span></text:p>
            <text:p text:style-name="P3"><text:span text:style-name="T5"><text:tab/><text:tab/><text:tab/></text:span><text:span text:style-name="T7">&lt;!-- Enabling the use of FTP --&gt;</text:span></text:p>
            <text:p text:style-name="P3"><text:span text:style-name="T5"><text:tab/><text:tab/><text:tab/></text:span><text:span text:style-name="T1">&lt;</text:span><text:span text:style-name="T3">extension</text:span><text:span text:style-name="T1">&gt;</text:span></text:p>
            <text:p text:style-name="P3"><text:span text:style-name="T5"><text:tab/><text:tab/><text:tab/><text:tab/></text:span><text:span text:style-name="T1">&lt;</text:span><text:span text:style-name="T3">groupId</text:span><text:span text:style-name="T1">&gt;</text:span><text:span text:style-name="T5">org.apache.maven.wagon</text:span><text:span text:style-name="T1">&lt;/</text:span><text:span text:style-name="T3">groupId</text:span><text:span text:style-name="T1">&gt;</text:span></text:p>
            <text:p text:style-name="P3"><text:span text:style-name="T5"><text:tab/><text:tab/><text:tab/><text:tab/></text:span><text:span text:style-name="T1">&lt;</text:span><text:span text:style-name="T3">artifactId</text:span><text:span text:style-name="T1">&gt;</text:span><text:span text:style-name="T5">wagon-ftp</text:span><text:span text:style-name="T1">&lt;/</text:span><text:span text:style-name="T3">artifactId</text:span><text:span text:style-name="T1">&gt;</text:span></text:p>
            <text:p text:style-name="P3"><text:span text:style-name="T5"><text:tab/><text:tab/><text:tab/><text:tab/></text:span><text:span text:style-name="T1">&lt;</text:span><text:span text:style-name="T3">version</text:span><text:span text:style-name="T1">&gt;</text:span><text:span text:style-name="T5">1.0-beta-6</text:span><text:span text:style-name="T1">&lt;/</text:span><text:span text:style-name="T3">version</text:span><text:span text:style-name="T1">&gt;</text:span></text:p>
            <text:p text:style-name="P3"><text:span text:style-name="T5"><text:tab/><text:tab/><text:tab/></text:span><text:span text:style-name="T1">&lt;/</text:span><text:span text:style-name="T3">extension</text:span><text:span text:style-name="T1">&gt;</text:span></text:p>
            <text:p text:style-name="P3"><text:span text:style-name="T5"><text:tab/><text:tab/></text:span><text:span text:style-name="T1">&lt;/</text:span><text:span text:style-name="T3">extensions</text:span><text:span text:style-name="T1">&gt;</text:span></text:p>
            <text:p text:style-name="P4"><text:span text:style-name="T6"><text:tab/></text:span><text:span text:style-name="T2">&lt;/</text:span><text:span text:style-name="T4">build</text:span><text:span text:style-name="T2">&gt;</text:span></text:p>
          </table:table-cell>
        </table:table-row>
      </table:table>
      <text:p text:style-name="Standard"/>
      <text:p text:style-name="P2">Dans eclipse ajoutez le Goal « deploy » dans le run configuration pour déployer l'artefact sur le reposi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3T14:23:02</meta:creation-date>
    <meta:generator>LibreOffice/3.4$Unix LibreOffice_project/340m1$Build-502</meta:generator>
    <dc:date>2012-09-14T10:30:47</dc:date>
    <meta:editing-duration>PT20H7M45S</meta:editing-duration>
    <meta:editing-cycles>8</meta:editing-cycles>
    <meta:document-statistic meta:table-count="2" meta:image-count="0" meta:object-count="0" meta:page-count="1" meta:paragraph-count="33" meta:word-count="79" meta:character-count="952" meta:non-whitespace-character-count="813"/>
  </office:meta>
</office:document-meta>
</file>